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T1" style:family="text">
      <style:text-properties officeooo:rsid="000c6e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2">'git remote add &lt;remote_name&gt; &lt;url&gt;'. We can give any remote name, but it is typical to name your main remote as origin. Url refers to the repository URL. An example of a repository URL is ' https://github.com/try-git/try_gi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3:09:18.330076868</dc:date>
    <meta:editing-duration>PT2H3M44S</meta:editing-duration>
    <meta:editing-cycles>11</meta:editing-cycles>
    <meta:generator>LibreOffice/4.2.8.2$Linux_X86_64 LibreOffice_project/420m0$Build-2</meta:generator>
    <meta:document-statistic meta:table-count="0" meta:image-count="0" meta:object-count="0" meta:page-count="3" meta:paragraph-count="67" meta:word-count="1236" meta:character-count="6964" meta:non-whitespace-character-count="5723"/>
  </office:meta>
</office:document-meta>
</file>